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45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97.46pt"/>
    </style:style>
    <style:style style:name="co5" style:family="table-column">
      <style:table-column-properties fo:break-before="auto" style:column-width="10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cd4d1"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dfcce4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fo:background-color="#fcd4d1"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adc5e7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entering all figures" table:style-name="ta1"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default-cell-style-name="ce13"/>
        <table:table-column table:style-name="co2" table:default-cell-style-name="ce3"/>
        <table:table-column table:style-name="co3" table:default-cell-style-name="ce1"/>
        <table:table-row table:style-name="ro1">
          <table:table-cell table:number-columns-repeated="2"/>
          <table:table-cell table:style-name="ce5" office:value-type="string" calcext:value-type="string" table:number-columns-spanned="6" table:number-rows-spanned="1">
            <text:p>ESCHER RESULTS</text:p>
          </table:table-cell>
          <table:covered-table-cell table:number-columns-repeated="2" table:style-name="ce1"/>
          <table:covered-table-cell table:style-name="ce3"/>
          <table:covered-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scaling</text:p>
          </table:table-cell>
          <table:table-cell table:style-name="ce2" office:value-type="string" calcext:value-type="string">
            <text:p>Square #</text:p>
          </table:table-cell>
          <table:table-cell table:style-name="ce2" office:value-type="string" calcext:value-type="string">
            <text:p>rotation from ABCD</text:p>
          </table:table-cell>
          <table:table-cell table:style-name="ce2" office:value-type="string" calcext:value-type="string">
            <text:p>scaling from 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→2</text:p>
          </table:table-cell>
          <table:table-cell office:value-type="float" office:value="32.6458" calcext:value-type="float">
            <text:p>32.6458</text:p>
          </table:table-cell>
          <table:table-cell office:value-type="float" office:value="0.5233" calcext:value-type="float">
            <text:p>0.5233</text:p>
          </table:table-cell>
          <table:table-cell office:value-type="string" calcext:value-type="string">
            <text:p>1 (ABCD)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→3</text:p>
          </table:table-cell>
          <table:table-cell office:value-type="float" office:value="26.162" calcext:value-type="float">
            <text:p>26.162</text:p>
          </table:table-cell>
          <table:table-cell office:value-type="float" office:value="0.62891" calcext:value-type="float">
            <text:p>0.62891</text:p>
          </table:table-cell>
          <table:table-cell office:value-type="float" office:value="2" calcext:value-type="float">
            <text:p>2</text:p>
          </table:table-cell>
          <table:table-cell table:formula="of:=[.D3]" office:value-type="float" office:value="32.6458" calcext:value-type="float">
            <text:p>32.6458</text:p>
          </table:table-cell>
          <table:table-cell table:style-name="ce4" table:formula="of:=[.E3]" office:value-type="float" office:value="0.5233" calcext:value-type="float">
            <text:p>0.52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→4</text:p>
          </table:table-cell>
          <table:table-cell office:value-type="float" office:value="47.033" calcext:value-type="float">
            <text:p>47.033</text:p>
          </table:table-cell>
          <table:table-cell office:value-type="float" office:value="0.45334" calcext:value-type="float">
            <text:p>0.45334</text:p>
          </table:table-cell>
          <table:table-cell office:value-type="float" office:value="3" calcext:value-type="float">
            <text:p>3</text:p>
          </table:table-cell>
          <table:table-cell table:formula="of:=[.D3]+[.D4]" office:value-type="float" office:value="58.8078" calcext:value-type="float">
            <text:p>58.8078</text:p>
          </table:table-cell>
          <table:table-cell table:style-name="ce4" table:formula="of:=[.E3]*[.E4]" office:value-type="float" office:value="0.329108603" calcext:value-type="float">
            <text:p>0.3291086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→5</text:p>
          </table:table-cell>
          <table:table-cell office:value-type="float" office:value="56.6846" calcext:value-type="float">
            <text:p>56.6846</text:p>
          </table:table-cell>
          <table:table-cell office:value-type="float" office:value="0.375283" calcext:value-type="float">
            <text:p>0.375283</text:p>
          </table:table-cell>
          <table:table-cell office:value-type="float" office:value="4" calcext:value-type="float">
            <text:p>4</text:p>
          </table:table-cell>
          <table:table-cell table:formula="of:=[.D3]+[.D4]+[.D5]" office:value-type="float" office:value="105.8408" calcext:value-type="float">
            <text:p>105.8408</text:p>
          </table:table-cell>
          <table:table-cell table:style-name="ce4" table:formula="of:=[.E3]*[.E4]*[.E5]" office:value-type="float" office:value="0.14919809408402" calcext:value-type="float">
            <text:p>0.149198094084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→5</text:p>
          </table:table-cell>
          <table:table-cell office:value-type="float" office:value="162.497433" calcext:value-type="float">
            <text:p>162.497433</text:p>
          </table:table-cell>
          <table:table-cell office:value-type="float" office:value="0.05576523" calcext:value-type="float">
            <text:p>0.05576523</text:p>
          </table:table-cell>
          <table:table-cell office:value-type="string" calcext:value-type="string">
            <text:p>5 (PATCH)</text:p>
          </table:table-cell>
          <table:table-cell table:formula="of:=[.D3]+[.D4]+[.D5]+[.D6]" office:value-type="float" office:value="162.5254" calcext:value-type="float">
            <text:p>162.5254</text:p>
          </table:table-cell>
          <table:table-cell table:formula="of:=[.E3]*[.E4]*[.E5]*[.E6]" office:value-type="float" office:value="0.0559915083421333" calcext:value-type="float">
            <text:p>0.055991508342133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2" table:number-rows-spanned="1">
            <text:p>Total degrees: </text:p>
          </table:table-cell>
          <table:covered-table-cell table:style-name="ce11"/>
          <table:table-cell table:style-name="ce11" table:formula="of:=[.G7]" office:value-type="float" office:value="162.5254" calcext:value-type="float">
            <text:p>162.5254</text:p>
          </table:table-cell>
          <table:table-cell table:style-name="ce3" table:formula="of:=[.D7]" office:value-type="float" office:value="162.497433" calcext:value-type="float">
            <text:p>162.497433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table:style-name="ce10" office:value-type="string" calcext:value-type="string" table:number-columns-spanned="2" table:number-rows-spanned="1">
            <text:p>Total Factor:</text:p>
          </table:table-cell>
          <table:covered-table-cell table:style-name="ce12"/>
          <table:table-cell table:style-name="ce12" table:formula="of:=1/[.H7]" office:value-type="float" office:value="17.8598510668716" calcext:value-type="float">
            <text:p>17.8598510668716</text:p>
          </table:table-cell>
          <table:table-cell table:style-name="ce3" table:formula="of:=1/[.E7]" office:value-type="float" office:value="17.9323209103594" calcext:value-type="float">
            <text:p>17.93232091035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1" table:number-columns-repeated="3"/>
          <table:table-cell table:style-name="ce3"/>
          <table:table-cell table:number-columns-repeated="2"/>
        </table:table-row>
      </table:table>
      <table:table table:name="centering only figs 4 and 5" table:style-name="ta1">
        <table:table-column table:style-name="co1" table:number-columns-repeated="3" table:default-cell-style-name="Default"/>
        <table:table-column table:style-name="co1" table:number-columns-repeated="3" table:default-cell-style-name="ce1"/>
        <table:table-column table:style-name="co1" table:default-cell-style-name="ce3"/>
        <table:table-column table:style-name="co4" table:default-cell-style-name="ce3"/>
        <table:table-column table:style-name="co5" table:default-cell-style-name="ce1"/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ESCHER RESULTS</text:p>
          </table:table-cell>
          <table:covered-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rotation</text:p>
          </table:table-cell>
          <table:table-cell table:style-name="ce2" office:value-type="string" calcext:value-type="string">
            <text:p>scaling</text:p>
          </table:table-cell>
          <table:table-cell table:style-name="ce2" office:value-type="string" calcext:value-type="string">
            <text:p>Square #</text:p>
          </table:table-cell>
          <table:table-cell table:style-name="ce2" office:value-type="string" calcext:value-type="string">
            <text:p>rotation from ABCD</text:p>
          </table:table-cell>
          <table:table-cell table:style-name="ce2" office:value-type="string" calcext:value-type="string">
            <text:p>scaling from 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1→2</text:p>
          </table:table-cell>
          <table:table-cell table:style-name="ce3" office:value-type="float" office:value="31.453709" calcext:value-type="float">
            <text:p>31.453709</text:p>
          </table:table-cell>
          <table:table-cell table:style-name="ce3" office:value-type="float" office:value="0.5277643" calcext:value-type="float">
            <text:p>0.5277643</text:p>
          </table:table-cell>
          <table:table-cell table:style-name="ce13" office:value-type="string" calcext:value-type="string">
            <text:p>1 (ABCD)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2→3</text:p>
          </table:table-cell>
          <table:table-cell table:style-name="ce3" office:value-type="float" office:value="26.1112486" calcext:value-type="float">
            <text:p>26.1112486</text:p>
          </table:table-cell>
          <table:table-cell table:style-name="ce3" office:value-type="float" office:value="0.6393057" calcext:value-type="float">
            <text:p>0.6393057</text:p>
          </table:table-cell>
          <table:table-cell table:style-name="ce13" office:value-type="float" office:value="2" calcext:value-type="float">
            <text:p>2</text:p>
          </table:table-cell>
          <table:table-cell table:formula="of:=[.E3]" office:value-type="float" office:value="31.453709" calcext:value-type="float">
            <text:p>31.453709</text:p>
          </table:table-cell>
          <table:table-cell table:style-name="ce4" table:formula="of:=[.F3]" office:value-type="float" office:value="0.5277643" calcext:value-type="float">
            <text:p>0.5277643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3→4</text:p>
          </table:table-cell>
          <table:table-cell table:style-name="ce3" office:value-type="float" office:value="44.7222173" calcext:value-type="float">
            <text:p>44.7222173</text:p>
          </table:table-cell>
          <table:table-cell table:style-name="ce3" office:value-type="float" office:value="0.4580917" calcext:value-type="float">
            <text:p>0.4580917</text:p>
          </table:table-cell>
          <table:table-cell table:style-name="ce13" office:value-type="float" office:value="3" calcext:value-type="float">
            <text:p>3</text:p>
          </table:table-cell>
          <table:table-cell table:formula="of:=[.E3]+[.E4]" office:value-type="float" office:value="57.5649576" calcext:value-type="float">
            <text:p>57.5649576</text:p>
          </table:table-cell>
          <table:table-cell table:style-name="ce4" table:formula="of:=[.F3]*[.F4]" office:value-type="float" office:value="0.33740272524651" calcext:value-type="float">
            <text:p>0.33740272524651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4→5</text:p>
          </table:table-cell>
          <table:table-cell table:style-name="ce3" office:value-type="float" office:value="53.6574859" calcext:value-type="float">
            <text:p>53.6574859</text:p>
          </table:table-cell>
          <table:table-cell table:style-name="ce3" office:value-type="float" office:value="0.374876319" calcext:value-type="float">
            <text:p>0.374876319</text:p>
          </table:table-cell>
          <table:table-cell table:style-name="ce13" office:value-type="float" office:value="4" calcext:value-type="float">
            <text:p>4</text:p>
          </table:table-cell>
          <table:table-cell table:formula="of:=[.E3]+[.E4]+[.E5]" office:value-type="float" office:value="102.2871749" calcext:value-type="float">
            <text:p>102.2871749</text:p>
          </table:table-cell>
          <table:table-cell table:style-name="ce4" table:formula="of:=[.F3]*[.F4]*[.F5]" office:value-type="float" office:value="0.154561387992807" calcext:value-type="float">
            <text:p>0.154561387992807</text:p>
          </table:table-cell>
        </table:table-row>
        <table:table-row table:style-name="ro1">
          <table:table-cell table:number-columns-repeated="6"/>
          <table:table-cell table:style-name="ce13" office:value-type="string" calcext:value-type="string">
            <text:p>5 (PATCH)</text:p>
          </table:table-cell>
          <table:table-cell table:formula="of:=[.E3]+[.E4]+[.E5]+[.E6]" office:value-type="float" office:value="155.9446608" calcext:value-type="float">
            <text:p>155.9446608</text:p>
          </table:table-cell>
          <table:table-cell table:formula="of:=[.F3]*[.F4]*[.F5]*[.F6]" office:value-type="float" office:value="0.0579414041902742" calcext:value-type="float">
            <text:p>0.05794140419027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2" table:number-rows-spanned="1">
            <text:p>Total degrees: </text:p>
          </table:table-cell>
          <table:covered-table-cell table:style-name="ce11"/>
          <table:table-cell table:style-name="ce11" table:formula="of:=[.H7]" office:value-type="float" office:value="155.9446608" calcext:value-type="float">
            <text:p>155.944660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2" table:number-rows-spanned="1">
            <text:p>Total Factor:</text:p>
          </table:table-cell>
          <table:covered-table-cell table:style-name="ce12"/>
          <table:table-cell table:style-name="ce12" table:formula="of:=1/[.I7]" office:value-type="float" office:value="17.2588154183508" calcext:value-type="float">
            <text:p>17.2588154183508</text:p>
          </table:table-cell>
          <table:table-cell table:number-columns-repeated="3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16:20:39.7965441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1T18:39:08.587063307</meta:creation-date>
    <dc:date>2021-04-02T17:04:48.796216843</dc:date>
    <meta:editing-duration>PT1H19M17S</meta:editing-duration>
    <meta:editing-cycles>4</meta:editing-cycles>
    <meta:generator>LibreOffice/6.0.7.3$Linux_X86_64 LibreOffice_project/00m0$Build-3</meta:generator>
    <meta:document-statistic meta:table-count="2" meta:cell-count="83" meta:object-count="0"/>
  </office:meta>
</office:document-meta>
</file>